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A00000009E5DA0D0D.png" manifest:media-type="image/png"/>
  <manifest:file-entry manifest:full-path="Pictures/100002010000000A0000000A4A76B06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94cm" fo:margin-left="0.051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14.16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2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92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92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2" style:family="table-cell">
      <style:table-cell-properties fo:background-color="#ffffff" fo:padding-left="0.092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3" style:family="table-row">
      <style:table-row-properties style:min-row-height="2.221cm" fo:keep-together="auto"/>
    </style:style>
    <style:style style:name="Table1.A36" style:family="table-cell">
      <style:table-cell-properties fo:background-color="#ffffff" fo:padding-left="0.018cm" fo:padding-right="0.018cm" fo:padding-top="0cm" fo:padding-bottom="0cm" fo:border-left="none" fo:border-right="none" fo:border-top="none" fo:border-bottom="0.25pt solid #000001">
        <style:background-image/>
      </style:table-cell-properties>
    </style:style>
    <style:style style:name="Table1.44" style:family="table-row">
      <style:table-row-properties style:min-row-height="0.864cm" fo:keep-together="auto"/>
    </style:style>
    <style:style style:name="P1" style:family="paragraph" style:parent-style-name="Standard">
      <style:text-properties officeooo:rsid="001cf3fb" officeooo:paragraph-rsid="001cf3fb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" style:family="paragraph" style:parent-style-name="Table_20_Contents">
      <style:text-properties officeooo:rsid="001b8f80" officeooo:paragraph-rsid="001b8f80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Table_20_Contents">
      <style:text-properties fo:font-style="italic" officeooo:paragraph-rsid="001c5abe" style:font-style-asian="italic" style:font-style-complex="italic"/>
    </style:style>
    <style:style style:name="P7" style:family="paragraph" style:parent-style-name="Table_20_Contents">
      <style:text-properties fo:font-style="italic" officeooo:rsid="001cf3fb" officeooo:paragraph-rsid="001cf3fb" style:font-style-asian="italic" style:font-style-complex="italic"/>
    </style:style>
    <style:style style:name="P8" style:family="paragraph" style:parent-style-name="Table_20_Contents">
      <style:text-properties fo:font-style="italic" officeooo:rsid="002a4e1e" officeooo:paragraph-rsid="002a4e1e" style:font-style-asian="italic" style:font-style-complex="italic"/>
    </style:style>
    <style:style style:name="P9" style:family="paragraph" style:parent-style-name="Table_20_Contents">
      <style:text-properties fo:font-style="italic" officeooo:rsid="002ecc36" officeooo:paragraph-rsid="002ecc36" style:font-style-asian="italic" style:font-style-complex="italic"/>
    </style:style>
    <style:style style:name="P10" style:family="paragraph" style:parent-style-name="Table_20_Contents">
      <style:text-properties officeooo:paragraph-rsid="001c5abe"/>
    </style:style>
    <style:style style:name="P11" style:family="paragraph" style:parent-style-name="Table_20_Contents">
      <style:text-properties officeooo:rsid="001cf3fb" officeooo:paragraph-rsid="001cf3fb"/>
    </style:style>
    <style:style style:name="P12" style:family="paragraph" style:parent-style-name="Table_20_Contents">
      <style:text-properties fo:font-style="normal" officeooo:rsid="001cf3fb" officeooo:paragraph-rsid="001cf3fb" style:font-style-asian="normal" style:font-style-complex="normal"/>
    </style:style>
    <style:style style:name="P13" style:family="paragraph" style:parent-style-name="Table_20_Contents">
      <style:text-properties fo:font-style="normal" officeooo:rsid="001da1e4" officeooo:paragraph-rsid="001da1e4" style:font-style-asian="normal" style:font-style-complex="normal"/>
    </style:style>
    <style:style style:name="P14" style:family="paragraph" style:parent-style-name="Table_20_Contents">
      <style:text-properties fo:font-style="normal" officeooo:rsid="001da1e4" officeooo:paragraph-rsid="001ec83d" style:font-style-asian="normal" style:font-style-complex="normal"/>
    </style:style>
    <style:style style:name="P15" style:family="paragraph" style:parent-style-name="Table_20_Contents">
      <style:text-properties fo:font-style="normal" officeooo:rsid="002d2553" officeooo:paragraph-rsid="002d2553" style:font-style-asian="normal" style:font-style-complex="normal"/>
    </style:style>
    <style:style style:name="P16" style:family="paragraph" style:parent-style-name="Table_20_Contents">
      <style:text-properties fo:font-style="normal" officeooo:rsid="00303539" officeooo:paragraph-rsid="00303539" style:font-style-asian="normal" style:font-style-complex="normal"/>
    </style:style>
    <style:style style:name="P17" style:family="paragraph" style:parent-style-name="Table_20_Contents">
      <style:text-properties fo:font-style="normal" officeooo:rsid="001ec83d" officeooo:paragraph-rsid="001ec83d" style:font-style-asian="normal" style:font-style-complex="normal"/>
    </style:style>
    <style:style style:name="P18" style:family="paragraph" style:parent-style-name="Table_20_Contents">
      <style:text-properties fo:font-style="normal" officeooo:rsid="0021aa06" officeooo:paragraph-rsid="0021aa06" style:font-style-asian="normal" style:font-style-complex="normal"/>
    </style:style>
    <style:style style:name="P19" style:family="paragraph" style:parent-style-name="Table_20_Contents">
      <style:text-properties fo:font-style="normal" officeooo:rsid="001ff2a9" officeooo:paragraph-rsid="001ff2a9" style:font-style-asian="normal" style:font-style-complex="normal"/>
    </style:style>
    <style:style style:name="P20" style:family="paragraph" style:parent-style-name="Table_20_Contents">
      <style:text-properties officeooo:rsid="001ff2a9" officeooo:paragraph-rsid="001ff2a9"/>
    </style:style>
    <style:style style:name="P21" style:family="paragraph" style:parent-style-name="Table_20_Contents">
      <style:text-properties officeooo:rsid="0021aa06" officeooo:paragraph-rsid="0021aa06"/>
    </style:style>
    <style:style style:name="P22" style:family="paragraph" style:parent-style-name="Table_20_Contents">
      <style:text-properties officeooo:rsid="00236b83" officeooo:paragraph-rsid="00236b83"/>
    </style:style>
    <style:style style:name="P23" style:family="paragraph" style:parent-style-name="Table_20_Contents">
      <style:text-properties officeooo:rsid="00236b83" officeooo:paragraph-rsid="0024dbf7"/>
    </style:style>
    <style:style style:name="P24" style:family="paragraph" style:parent-style-name="Table_20_Contents">
      <style:text-properties officeooo:rsid="0025feeb" officeooo:paragraph-rsid="0025feeb"/>
    </style:style>
    <style:style style:name="P25" style:family="paragraph" style:parent-style-name="Table_20_Contents">
      <style:text-properties officeooo:rsid="00276673" officeooo:paragraph-rsid="00276673"/>
    </style:style>
    <style:style style:name="P26" style:family="paragraph" style:parent-style-name="Table_20_Contents">
      <style:text-properties officeooo:rsid="002a4e1e" officeooo:paragraph-rsid="002a4e1e"/>
    </style:style>
    <style:style style:name="P27" style:family="paragraph" style:parent-style-name="Table_20_Contents">
      <style:text-properties officeooo:rsid="002c629a" officeooo:paragraph-rsid="002c629a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text-properties fo:language="en" fo:country="US" fo:font-style="italic" style:font-style-asian="italic" style:font-style-complex="italic"/>
    </style:style>
    <style:style style:name="P30" style:family="paragraph" style:parent-style-name="Table_20_Contents">
      <style:text-properties style:text-position="0% 100%" officeooo:rsid="001da1e4" officeooo:paragraph-rsid="001cf3fb"/>
    </style:style>
    <style:style style:name="P31" style:family="paragraph" style:parent-style-name="Table_20_Contents">
      <style:text-properties officeooo:rsid="0024dbf7" officeooo:paragraph-rsid="0024dbf7"/>
    </style:style>
    <style:style style:name="P32" style:family="paragraph" style:parent-style-name="Table_20_Contents">
      <style:text-properties officeooo:rsid="00307af0" officeooo:paragraph-rsid="00307af0"/>
    </style:style>
    <style:style style:name="P33" style:family="paragraph" style:parent-style-name="Table_20_Contents">
      <style:text-properties officeooo:rsid="003143c0" officeooo:paragraph-rsid="003143c0"/>
    </style:style>
    <style:style style:name="P34" style:family="paragraph" style:parent-style-name="Table_20_Contents">
      <style:text-properties officeooo:rsid="0032b92c" officeooo:paragraph-rsid="0032b92c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 style:parent-style-name="Standard" style:list-style-name="WWNum1"/>
    <style:style style:name="P37" style:family="paragraph" style:parent-style-name="Table_20_Contents" style:list-style-name="WWNum1"/>
    <style:style style:name="P38" style:family="paragraph" style:parent-style-name="Table_20_Contents" style:list-style-name="L1">
      <style:text-properties officeooo:paragraph-rsid="001ec83d"/>
    </style:style>
    <style:style style:name="P39" style:family="paragraph" style:parent-style-name="Table_20_Contents" style:list-style-name="L1">
      <style:text-properties fo:font-style="normal" officeooo:rsid="001ec83d" officeooo:paragraph-rsid="001ec83d" style:font-style-asian="normal" style:font-style-complex="normal"/>
    </style:style>
    <style:style style:name="P40" style:family="paragraph" style:parent-style-name="Table_20_Contents">
      <style:text-properties officeooo:rsid="003c186e" officeooo:paragraph-rsid="003c186e"/>
    </style:style>
    <style:style style:name="P41" style:family="paragraph" style:parent-style-name="Table_20_Contents">
      <style:text-properties officeooo:rsid="003ed0fc" officeooo:paragraph-rsid="003ed0f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5abe" style:font-style-asian="italic" style:font-style-complex="italic"/>
    </style:style>
    <style:style style:name="T3" style:family="text">
      <style:text-properties fo:font-style="italic" officeooo:rsid="001cf3fb" style:font-style-asian="italic" style:font-style-complex="italic"/>
    </style:style>
    <style:style style:name="T4" style:family="text">
      <style:text-properties officeooo:rsid="001c5abe"/>
    </style:style>
    <style:style style:name="T5" style:family="text">
      <style:text-properties officeooo:rsid="001cf3fb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da1e4"/>
    </style:style>
    <style:style style:name="T9" style:family="text">
      <style:text-properties officeooo:rsid="001da1e4"/>
    </style:style>
    <style:style style:name="T10" style:family="text">
      <style:text-properties fo:color="#7f0055" style:font-name="Consolas" fo:font-size="10pt" fo:font-weight="bold" style:font-size-asian="10pt" style:font-weight-asian="bold"/>
    </style:style>
    <style:style style:name="T11" style:family="text">
      <style:text-properties fo:color="#7f0055" style:text-position="0% 100%" style:font-name="Consolas" fo:font-size="10pt" fo:font-weight="bold" officeooo:rsid="001da1e4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fo:font-style="italic" style:font-size-asian="10pt" style:font-style-asian="italic"/>
    </style:style>
    <style:style style:name="T14" style:family="text">
      <style:text-properties fo:color="#0000c0" style:font-name="Consolas" fo:font-size="10pt" fo:font-style="italic" style:font-size-asian="10pt" style:font-style-asian="italic"/>
    </style:style>
    <style:style style:name="T15" style:family="text">
      <style:text-properties fo:color="#0000c0" style:font-name="Consolas" fo:font-size="10pt" style:font-size-asian="10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a1e4" style:font-style-asian="normal" style:font-style-complex="normal"/>
    </style:style>
    <style:style style:name="T18" style:family="text">
      <style:text-properties fo:font-style="normal" officeooo:rsid="001ec83d" style:font-style-asian="normal" style:font-style-complex="normal"/>
    </style:style>
    <style:style style:name="T19" style:family="text">
      <style:text-properties fo:font-style="normal" officeooo:rsid="0021aa06" style:font-style-asian="normal" style:font-style-complex="normal"/>
    </style:style>
    <style:style style:name="T20" style:family="text">
      <style:text-properties fo:font-style="normal" officeooo:rsid="002271d3" style:font-style-asian="normal" style:font-style-complex="normal"/>
    </style:style>
    <style:style style:name="T21" style:family="text">
      <style:text-properties officeooo:rsid="002851e5"/>
    </style:style>
    <style:style style:name="T22" style:family="text">
      <style:text-properties officeooo:rsid="002b0773"/>
    </style:style>
    <style:style style:name="T23" style:family="text">
      <style:text-properties officeooo:rsid="00303539"/>
    </style:style>
    <style:style style:name="T24" style:family="text">
      <style:text-properties officeooo:rsid="00360416"/>
    </style:style>
    <style:style style:name="T25" style:family="text">
      <style:text-properties officeooo:rsid="00394063"/>
    </style:style>
    <style:style style:name="T26" style:family="text">
      <style:text-properties officeooo:rsid="003c18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Time</text:p>
          </table:table-cell>
          <table:table-cell table:style-name="Table1.C1" office:value-type="string">
            <text:p text:style-name="Table_20_Contents">Progress</text:p>
          </table:table-cell>
        </table:table-row>
        <table:table-row table:style-name="Table1.1">
          <table:table-cell table:style-name="Table1.A2" office:value-type="string">
            <text:p text:style-name="Table_20_Contents">10/01/14</text:p>
          </table:table-cell>
          <table:table-cell table:style-name="Table1.A2" office:value-type="string">
            <text:p text:style-name="Table_20_Contents">.5h</text:p>
          </table:table-cell>
          <table:table-cell table:style-name="Table1.C2" office:value-type="string">
            <text:p text:style-name="Table_20_Contents">Came up with idea for fps for the blind. <text:s/>Sound cues would be incredibly important, with different sounds based on proximity and object.</text:p>
          </table:table-cell>
        </table:table-row>
        <table:table-row table:style-name="Table1.1">
          <table:table-cell table:style-name="Table1.A2" office:value-type="string">
            <text:p text:style-name="Table_20_Contents">11/01/14</text:p>
          </table:table-cell>
          <table:table-cell table:style-name="Table1.A2" office:value-type="string">
            <text:p text:style-name="Table_20_Contents">1.5h</text:p>
          </table:table-cell>
          <table:table-cell table:style-name="Table1.C2" office:value-type="string">
            <text:p text:style-name="Table_20_Contents">The screen will be completely blacked out, with no visual input. <text:s/>Sounds were decided:</text:p>
            <text:list xml:id="list7111397330711956429" text:style-name="WWNum1">
              <text:list-item>
                <text:p text:style-name="P36">Target is high pitched, pitch drops as target gets further away.</text:p>
              </text:list-item>
              <text:list-item>
                <text:p text:style-name="P36">Walls are low pitched, louder for closer</text:p>
              </text:list-item>
              <text:list-item>
                <text:p text:style-name="P37">Standard directional game sounds, such as footsteps and gun fire.</text:p>
              </text:list-item>
            </text:list>
            <text:p text:style-name="Table_20_Contents">Would like the game to be online/LAN multiplayer or against melee only bots.</text:p>
            <text:p text:style-name="Table_20_Contents"/>
            <text:p text:style-name="Table_20_Contents">Discussed idea with a group of potential target audience. <text:s/>Many seemed interested with the idea of giving up sight to play a video game.</text:p>
            <text:p text:style-name="Table_20_Contents"/>
            <text:p text:style-name="Table_20_Contents">Decided to program in Java.</text:p>
          </table:table-cell>
        </table:table-row>
        <table:table-row table:style-name="Table1.1">
          <table:table-cell table:style-name="Table1.A2" office:value-type="string">
            <text:p text:style-name="Table_20_Contents">12/01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Decided on not including y-axis. <text:s/>This should make the game Doom like, making it more achievable to create and easier/more fun to play.</text:p>
            <text:p text:style-name="Table_20_Contents"/>
            <text:p text:style-name="Table_20_Contents">Realised that to make the game Doom like, I can design a top down game similar to Bomberman, with a fps control scheme. <text:s/>As the screen is black, the difference in perspective doesn't matter.</text:p>
            <text:p text:style-name="Table_20_Contents"/>
            <text:p text:style-name="Table_20_Contents">Would like sighted players to play blindfolded. <text:s/>Despite this not being necessary as no graphics will be displayed, it would put the player into the mindset of not relying on visuals and should increase a certain amount of claustrophobia when playing the game.</text:p>
            <text:p text:style-name="P5">//Nothing more funny to watch the players hitting the keyboard randomly, right?</text:p>
          </table:table-cell>
        </table:table-row>
        <table:table-row table:style-name="Table1.1">
          <table:table-cell table:style-name="Table1.A2" office:value-type="string">
            <text:p text:style-name="Table_20_Contents">16/01/14</text:p>
          </table:table-cell>
          <table:table-cell table:style-name="Table1.A2" office:value-type="string">
            <text:p text:style-name="Table_20_Contents">1.25h</text:p>
          </table:table-cell>
          <table:table-cell table:style-name="Table1.C2" office:value-type="string">
            <text:p text:style-name="Table_20_Contents">Wrote up my Rationale in the EP lesson, discussed potential shortcomings with my teacher. <text:s/>Talked to Ms Caldicott about getting in contact with blind people for their perspective on this game. <text:s/>She said she could get me in contact with organisations for teenagers who are blind/partially sighted.</text:p>
          </table:table-cell>
        </table:table-row>
        <table:table-row table:style-name="Table1.1">
          <table:table-cell table:style-name="Table1.A2" office:value-type="string">
            <text:p text:style-name="Table_20_Contents">22/01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Decided to go for pseudo surround sound on a stereo system instead of full surround. <text:s/>This would make a more even playing field for this with worse quality sound systems. Started working out algorithms for sound direction. <text:s/>Lots of rough notes, most didn't work.</text:p>
            <text:p text:style-name="P5">//The abandonment of surround should also simplify coding, as I realise I have never done sound before. <text:s/>Should have thought about that.</text:p>
            <text:p text:style-name="Table_20_Contents"/>
            <text:p text:style-name="Table_20_Contents"><text:span text:style-name="T1">Notes to find the angle for sound: </text:span><text:span text:style-name="T2">Appendix pg.1</text:span></text:p>
            <text:p text:style-name="Table_20_Contents"/>
            <text:p text:style-name="Table_20_Contents"><text:span text:style-name="T1">Basic vol. adjustment notes: </text:span><text:span text:style-name="T2">Appendix pg.2</text:span></text:p>
            <text:p text:style-name="Table_20_Contents"/>
            <text:p text:style-name="Table_20_Contents"><text:span text:style-name="T1">More advanced vol. adjustment notes: <text:s/></text:span><text:span text:style-name="T2">Appendix pg.3</text:span></text:p>
            <text:p text:style-name="Table_20_Contents"/>
            <text:p text:style-name="Table_20_Contents"><text:span text:style-name="T1">Dry run for second set of notes. <text:s/>Seemed to work: <text:s/></text:span><text:span text:style-name="T2">Appendix pg.4</text:span></text:p>
          </table:table-cell>
        </table:table-row>
        <table:table-row table:style-name="Table1.1">
          <table:table-cell table:style-name="Table1.A2" office:value-type="string">
            <text:p text:style-name="Table_20_Contents">23/01/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Table_20_Contents">Basic timeline done. <text:s/>Trying to get the map and player set up. <text:s/>Getting NullPointerExceptions when trying to load an image.</text:p>
          </table:table-cell>
        </table:table-row>
        <table:table-row table:style-name="Table1.1">
          <table:table-cell table:style-name="Table1.A2" office:value-type="string">
            <text:p text:style-name="Table_20_Contents">24/01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Successfully fixed NullPointerExceptions, now can guide a sprite (playerOne.png) across the screen with (place-holder) WASD. <text:s/>Problem with the <text:soft-page-break/>arrow flying off of screen, so added borders 50px from the window edges.</text:p>
            <text:p text:style-name="Table_20_Contents"/>
            <text:p text:style-name="Table_20_Contents">Changed ideas about target detection sound. <text:s/>Now a high pitched beeping sound when under cross-hair, where the time between the beeps decrease as the target approaches. <text:s/>The further away from the crosshair, the lower pitch the beep is (played through the correct ear) up to (place-holder) 30'.</text:p>
            <text:p text:style-name="Standard"><draw:frame draw:style-name="fr1" draw:name="Image4" text:anchor-type="as-char" svg:width="0.794cm" svg:height="0.794cm" draw:z-index="0"><draw:image xlink:href="Pictures/100002010000000A0000000A4A76B069.png" xlink:type="simple" xlink:show="embed" xlink:actuate="onLoad"/></draw:frame></text:p>
            <text:p text:style-name="P5">playerOne.png //Marvel at the graphics</text:p>
          </table:table-cell>
        </table:table-row>
        <table:table-row table:style-name="Table1.1">
          <table:table-cell table:style-name="Table1.A2" office:value-type="string">
            <text:p text:style-name="Table_20_Contents">25/01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Spent ages trying to get mouse mapping to work. <text:s/>No success. <text:s/>Working on moving the player relative to his angle facing (changed with place-holder JK). <text:s/>Problems with the trigonometric functions in setting how much the player should move forward at each angle. <text:s/></text:p>
            <text:p text:style-name="Table_20_Contents"/>
            <text:p text:style-name="Table_20_Contents">Fixed the trigonometric movement for forwards and backwards at the expense of my collision box code, worth it. <text:s/></text:p>
          </table:table-cell>
        </table:table-row>
        <table:table-row table:style-name="Table1.1">
          <table:table-cell table:style-name="Table1.A2" office:value-type="string">
            <text:p text:style-name="Table_20_Contents">26/01/14</text:p>
          </table:table-cell>
          <table:table-cell table:style-name="Table1.A2" office:value-type="string">
            <text:p text:style-name="Table_20_Contents">2.5h</text:p>
          </table:table-cell>
          <table:table-cell table:style-name="Table1.C2" office:value-type="string">
            <text:p text:style-name="Table_20_Contents">Allowed trigonometric movement for left and right in addition to forward and backwards. <text:s/>Rebuilt basic collision boxes. <text:s/>Made the program full screen.</text:p>
            <text:p text:style-name="P5">//Ridiculously proud of that movement code. <text:s/>It is beautiful.</text:p>
            <text:p text:style-name="Table_20_Contents"/>
            <text:p text:style-name="Table_20_Contents">Removed basic collision boxes, they were too primitive to be useful and just got in the way. <text:s/>Added imgs of walls and corresponding co-ords. <text:s/>Optimised code by replacing different variables of walls with an array. <text:s/></text:p>
            <text:p text:style-name="Table_20_Contents"/>
            <text:p text:style-name="Table_20_Contents"><text:span text:style-name="T1">Notes for movement code: </text:span><text:span text:style-name="T2">Appendix pg.5</text:span></text:p>
          </table:table-cell>
        </table:table-row>
        <table:table-row table:style-name="Table1.1">
          <table:table-cell table:style-name="Table1.A2" office:value-type="string">
            <text:p text:style-name="Table_20_Contents">28/01/14</text:p>
          </table:table-cell>
          <table:table-cell table:style-name="Table1.A2" office:value-type="string">
            <text:p text:style-name="Table_20_Contents">1.5h</text:p>
          </table:table-cell>
          <table:table-cell table:style-name="Table1.C2" office:value-type="string">
            <text:p text:style-name="Table_20_Contents">Attempted to get advanced collision code to work in correspondence with walls. <text:s/>Not working yet, problem with detection when the player is over the wall.</text:p>
          </table:table-cell>
        </table:table-row>
        <table:table-row table:style-name="Table1.1">
          <table:table-cell table:style-name="Table1.A2" office:value-type="string">
            <text:p text:style-name="Table_20_Contents">02/02/14</text:p>
          </table:table-cell>
          <table:table-cell table:style-name="Table1.A2" office:value-type="string">
            <text:p text:style-name="Table_20_Contents">1.5h</text:p>
          </table:table-cell>
          <table:table-cell table:style-name="Table1.C2" office:value-type="string">
            <text:p text:style-name="Table_20_Contents">Spent ages trying to get mouse movement to work again. <text:s/>Decided against it, and am sticking to j,k for foreseeable future</text:p>
            <text:p text:style-name="P5">//Stupid mouse. <text:s/>Pretty sure a two year old could have got it working by now</text:p>
          </table:table-cell>
        </table:table-row>
        <table:table-row table:style-name="Table1.13">
          <table:table-cell table:style-name="Table1.A2" office:value-type="string">
            <text:p text:style-name="Table_20_Contents">20/02/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Table_20_Contents">Started work on projectile code for shooting. <text:s/>Decided on 3 types of guns; assault rifle: low rof, high damage and accuracy, smg: high rof, low damage and accuracy, and shotgun; low rof, high damage and spread, potential very useful as you can't see you<text:span text:style-name="T24">r</text:span> target.</text:p>
          </table:table-cell>
        </table:table-row>
        <table:table-row table:style-name="Table1.1">
          <table:table-cell table:style-name="Table1.A2" office:value-type="string">
            <text:p text:style-name="Table_20_Contents">24/02/14</text:p>
          </table:table-cell>
          <table:table-cell table:style-name="Table1.A2" office:value-type="string">
            <text:p text:style-name="Table_20_Contents">1.5h</text:p>
          </table:table-cell>
          <table:table-cell table:style-name="Table1.C2" office:value-type="string">
            <text:p text:style-name="Table_20_Contents">Removed walls for collision code, as interacting with imgs was not worth it. <text:s/>Remade collision code which works correctly, easily customisable. <text:s/>Then optimised collision code into a function so it can be used for projectiles and other entities.</text:p>
          </table:table-cell>
        </table:table-row>
        <table:table-row table:style-name="Table1.1">
          <table:table-cell table:style-name="Table1.A2" office:value-type="string">
            <text:p text:style-name="Table_20_Contents">26/02/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Table_20_Contents">Started work on projectile coding trying to use an array list</text:p>
            <text:p text:style-name="P5">//This should work, start to the most complicated way possible right?</text:p>
          </table:table-cell>
        </table:table-row>
        <table:table-row table:style-name="Table1.1">
          <table:table-cell table:style-name="Table1.A2" office:value-type="string">
            <text:p text:style-name="Table_20_Contents">27/02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Replaced projectile code with an array of Points, am having more success however keep getting a null-pointer exception despite importing the correct files this time.</text:p>
          </table:table-cell>
        </table:table-row>
        <table:table-row table:style-name="Table1.1">
          <table:table-cell table:style-name="Table1.A2" office:value-type="string">
            <text:p text:style-name="Table_20_Contents">02/03/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Table_20_Contents">Scrapped previous projectiles. <text:s/>Instead replaced it with two arrays of x and y coordinates. <text:s/>Did not throw any errors. <text:s/>Just need to map the bullets with sprites for bug testing.</text:p>
          </table:table-cell>
        </table:table-row>
        <table:table-row table:style-name="Table1.1">
          <table:table-cell table:style-name="Table1.A2" office:value-type="string">
            <text:p text:style-name="Table_20_Contents">05/03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Mapped the sprites, seems the projectiles weren’t following previously thought system. <text:s/>Instead not travelling at all.</text:p>
            <text:p text:style-name="P5"><text:soft-page-break/>//Note to self. <text:s/>Don't be happy about something without testing it first.</text:p>
          </table:table-cell>
        </table:table-row>
        <table:table-row table:style-name="Table1.1">
          <table:table-cell table:style-name="Table1.A2" office:value-type="string">
            <text:p text:style-name="Table_20_Contents">07/03/14</text:p>
          </table:table-cell>
          <table:table-cell table:style-name="Table1.A2" office:value-type="string">
            <text:p text:style-name="Table_20_Contents">N/A</text:p>
          </table:table-cell>
          <table:table-cell table:style-name="Table1.C2" office:value-type="string">
            <text:p text:style-name="Table_20_Contents">Laptop on which I was working on the EP has died. <text:s/>Serious problem, forgot to keep backups of the EP. <text:s text:c="2"/>Will cause a stop to development and maybe cause a restart of the project.</text:p>
            <text:p text:style-name="P5">//Note to self, backups are good. <text:s/>Do not underestimate them</text:p>
          </table:table-cell>
        </table:table-row>
        <table:table-row table:style-name="Table1.1">
          <table:table-cell table:style-name="Table1.A2" office:value-type="string">
            <text:p text:style-name="Table_20_Contents">09/03/1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After ages, managed to get the data off of the hard drive. <text:s/>The EP is recovered; however do not have access to a computer to work on it.</text:p>
          </table:table-cell>
        </table:table-row>
        <table:table-row table:style-name="Table1.1">
          <table:table-cell table:style-name="Table1.A2" office:value-type="string">
            <text:p text:style-name="Table_20_Contents">19/03/1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I believe I have fixed the problem with my laptop, and should be able to continue work on the EP the next day.</text:p>
          </table:table-cell>
        </table:table-row>
        <table:table-row table:style-name="Table1.1">
          <table:table-cell table:style-name="Table1.A2" office:value-type="string">
            <text:p text:style-name="Table_20_Contents">20/03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Researched into already created audiogames. <text:s/>One of the most notable is Shades of Doom. <text:s/>This follows an inspiration similar to mine so I decided to give it a go. <text:s/>There are a few things I learnt from this, one of which is the fact I am terrible at audio games. <text:s/>Firstly, the need for enemy radar is a dire one. <text:s/>Many times will playing SoD I found though I knew that an enemy was there, I couldn’t find it. <text:s/>Secondly, there needs to be an obvious warning to when you are approaching a wall and which side it is one. <text:s/>I am happy that these features are needed as they were already included in my original plan.</text:p>
            <text:p text:style-name="P5">//I mean like really bad. <text:s/>Most of my play time was less then two minutes.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25">9</text:span>27/03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Was writing up my PPR and started on the mid project review.</text:p>
          </table:table-cell>
        </table:table-row>
        <table:table-row table:style-name="Table1.1">
          <table:table-cell table:style-name="Table1.A2" office:value-type="string">
            <text:p text:style-name="Table_20_Contents">30/03/1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Laptop died again. <text:s/>I believe this time it is a serious hardware fault and have sent it back to the shop to be repaired.</text:p>
            <text:p text:style-name="P5">//They drop like really expensive flies</text:p>
          </table:table-cell>
        </table:table-row>
        <table:table-row table:style-name="Table1.1">
          <table:table-cell table:style-name="Table1.A2" office:value-type="string">
            <text:p text:style-name="Table_20_Contents">03/04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Finished my mid project review. <text:s/>Found out about the audiogame “Swamp” which is a co-operative online zombie game. <text:s/>Will give it a go when computer constraints go away</text:p>
          </table:table-cell>
        </table:table-row>
        <table:table-row table:style-name="Table1.1">
          <table:table-cell table:style-name="Table1.A2" office:value-type="string">
            <text:p text:style-name="Table_20_Contents">10/04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Posted a forum thread describing the idea of my game and asking for feedback. <text:s/>The link can be found here: http://forum.audiogames.net/viewtopic.php?id=12982</text:p>
          </table:table-cell>
        </table:table-row>
        <table:table-row table:style-name="Table1.1">
          <table:table-cell table:style-name="Table1.A2" office:value-type="string">
            <text:p text:style-name="Table_20_Contents">17/06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Finished exams the day before. <text:s/>Also have access to my computer (the RAM in it had broken and had to be replaced) <text:s text:c="2"/>Started work on the projectile code again. <text:s/>Fed up with the bullet system and sprites, scrapped it completely and started working on vectors. <text:s/>No errors (nor warnings!) appeared and so seems to be a success.</text:p>
            <text:p text:style-name="P5">//Should have done that from the start. <text:s/>Jason kept on telling me it was the easy option. <text:s/>Should listen to him more in the future</text:p>
          </table:table-cell>
        </table:table-row>
        <table:table-row table:style-name="Table1.1">
          <table:table-cell table:style-name="Table1.A2" office:value-type="string">
            <text:p text:style-name="Table_20_Contents">18/06/14</text:p>
          </table:table-cell>
          <table:table-cell table:style-name="Table1.A2" office:value-type="string">
            <text:p text:style-name="Table_20_Contents">3h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2h</text:p>
          </table:table-cell>
          <table:table-cell table:style-name="Table1.C2" office:value-type="string">
            <text:p text:style-name="Table_20_Contents">Added in a lone target. <text:s/>Right now runs off of the same sprite as the player. <text:s/>Set it up that bullets can hit it, need to hit the precise coords of the targets origin though. <text:s/>It has 10 points of health and each bullet removes 1. <text:s/>If it dies it disappears from the screen.</text:p>
            <text:p text:style-name="Table_20_Contents"/>
            <text:p text:style-name="Table_20_Contents">Spent ages adding a collision box for enemy due to simple logic error which I overlooked. <text:s/>Works now. <text:s/>Also tried to set up sound when shooting. <text:s/>Lots of bad errors. <text:s/>Will look at it later.</text:p>
            <text:p text:style-name="P5">//Note to self, remember to bug test for stupidity</text:p>
          </table:table-cell>
        </table:table-row>
        <table:table-row table:style-name="Table1.1">
          <table:table-cell table:style-name="Table1.A2" office:value-type="string">
            <text:p text:style-name="Table_20_Contents">19/06/14</text:p>
          </table:table-cell>
          <table:table-cell table:style-name="Table1.A2" office:value-type="string">
            <text:p text:style-name="Table_20_Contents">1.5h</text:p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3h</text:p>
          </table:table-cell>
          <table:table-cell table:style-name="Table1.C2" office:value-type="string">
            <text:p text:style-name="Table_20_Contents">Enlisted the help of Jason Mashinchi, he offered advice about the sound errors, and helped me fix it. <text:s/>Sound now plays when the gun is fired, however the sound glitches as it doesn;t play from the beginning if you fire again before the file has <text:soft-page-break/>ended.</text:p>
            <text:p text:style-name="Table_20_Contents"/>
            <text:p text:style-name="Table_20_Contents">Fixed wall collision bug where you can escape along the x axis at the corners</text:p>
            <text:p text:style-name="Table_20_Contents"/>
            <text:p text:style-name="Table_20_Contents">The target now has a separate image (droid.png) and moves towards the player when it is alive. <text:s/>Reduced target health from 10 down to 5. <text:s/>Increased collision box from (-5;5) to (-10;10).</text:p>
            <text:p text:style-name="Table_20_Contents"/>
            <text:p text:style-name="Table_20_Contents">Made the player sprite able to rotate due to a suggestion from EP teacher. //<text:span text:style-name="T1">Took far longer than it should.</text:span></text:p>
            <text:p text:style-name="Table_20_Contents"/>
            <text:p text:style-name="Standard"><draw:frame draw:style-name="fr1" draw:name="Image6" text:anchor-type="as-char" svg:width="0.794cm" svg:height="0.714cm" draw:z-index="1"><draw:image xlink:href="Pictures/100002010000000A00000009E5DA0D0D.png" xlink:type="simple" xlink:show="embed" xlink:actuate="onLoad"/></draw:frame></text:p>
            <text:p text:style-name="P5">Droid.png //The height of art</text:p>
          </table:table-cell>
        </table:table-row>
        <table:table-row table:style-name="Table1.1">
          <table:table-cell table:style-name="Table1.A2" office:value-type="string">
            <text:p text:style-name="Table_20_Contents">20/06/14</text:p>
          </table:table-cell>
          <table:table-cell table:style-name="Table1.A2" office:value-type="string">
            <text:p text:style-name="Table_20_Contents">1.5h</text:p>
          </table:table-cell>
          <table:table-cell table:style-name="Table1.C2" office:value-type="string">
            <text:p text:style-name="Table_20_Contents">Tried to get the mouse to work again. <text:s/>I have no idea why this is causing me so much trouble.</text:p>
            <text:p text:style-name="P5">//This is getting seriously ridiculous. <text:s/></text:p>
          </table:table-cell>
        </table:table-row>
        <table:table-row table:style-name="Table1.1">
          <table:table-cell table:style-name="Table1.A2" office:value-type="string">
            <text:p text:style-name="Table_20_Contents">22/06/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P28">Significantly revamped movement code for the droid. <text:s/>Went from incredibly basic movement: Extract 1, to advanced trig movement to find quickest path: Extract 2. <text:s text:c="2"/></text:p>
            <text:p text:style-name="Table_20_Contents"/>
            <text:p text:style-name="P29">Extract 1:</text:p>
            <text:p text:style-name="P28">public void move() {</text:p>
            <text:p text:style-name="P28"><text:s text:c="4"/>if (health &lt; 0) setAlive(false);</text:p>
            <text:p text:style-name="P28"><text:s text:c="4"/>if (isAlive()) {</text:p>
            <text:p text:style-name="P28"><text:s text:c="8"/>if ((Player.x-x) &gt; 0) {</text:p>
            <text:p text:style-name="P28"><text:s text:c="12"/>vx = 0.4;</text:p>
            <text:p text:style-name="P28"><text:s text:c="8"/>}</text:p>
            <text:p text:style-name="P28"><text:s text:c="8"/>else {vx = -1;}</text:p>
            <text:p text:style-name="P28"><text:s text:c="8"/>if ((Player.y-y) &gt; 0) {vy = 1;}</text:p>
            <text:p text:style-name="P28"><text:s text:c="8"/>else {vy = -0.4;}</text:p>
            <text:p text:style-name="P28"><text:s text:c="8"/>tempX += vx;</text:p>
            <text:p text:style-name="P28"><text:s text:c="8"/>tempY += vy;</text:p>
            <text:p text:style-name="P28"><text:s text:c="8"/>x = (int)(tempX);</text:p>
            <text:p text:style-name="P28"><text:s text:c="8"/>y = (int)(tempY);</text:p>
            <text:p text:style-name="P28"><text:s text:c="2"/>}</text:p>
            <text:p text:style-name="P28"><text:s text:c="2"/>else {</text:p>
            <text:p text:style-name="P28"><text:s text:c="6"/>x = -10;</text:p>
            <text:p text:style-name="P28"><text:s text:c="6"/>y = -10;</text:p>
            <text:p text:style-name="P28"><text:s text:c="2"/>}</text:p>
            <text:p text:style-name="P28">}</text:p>
            <text:p text:style-name="Table_20_Contents">// vx/vy is speed in that direction x/y is coords to draw to</text:p>
            <text:p text:style-name="Table_20_Contents"/>
            <text:p text:style-name="P5">Extract 2:</text:p>
            <text:p text:style-name="Table_20_Contents">public void move() {</text:p>
            <text:p text:style-name="Table_20_Contents"><text:s text:c="4"/>if (health &lt; 0) setAlive(false);</text:p>
            <text:p text:style-name="Table_20_Contents"><text:s text:c="4"/>if (isAlive()) {</text:p>
            <text:p text:style-name="Table_20_Contents"><text:s text:c="8"/>xVal = Math.abs(x-Player.x);</text:p>
            <text:p text:style-name="Table_20_Contents"><text:s text:c="8"/>yVal = Math.abs(y-Player.y);</text:p>
            <text:p text:style-name="Table_20_Contents"><text:s text:c="8"/>if (xVal &gt; 0) {</text:p>
            <text:p text:style-name="Table_20_Contents"><text:s text:c="12"/>theta = (int)(Math.toDegrees(Math.atan(yVal/xVal)));</text:p>
            <text:p text:style-name="Table_20_Contents"><text:s text:c="8"/>}</text:p>
            <text:p text:style-name="Table_20_Contents"><text:s text:c="8"/>else {</text:p>
            <text:p text:style-name="Table_20_Contents"><text:soft-page-break/><text:s text:c="12"/>theta = 0;</text:p>
            <text:p text:style-name="Table_20_Contents"><text:s text:c="8"/>}</text:p>
            <text:p text:style-name="Table_20_Contents"><text:s text:c="8"/>if (x &gt; Player.x) {</text:p>
            <text:p text:style-name="Table_20_Contents"><text:s text:c="12"/>if (y &gt; Player.y) <text:s/>{</text:p>
            <text:p text:style-name="Table_20_Contents"><text:s text:c="17"/>angle = 270 + theta;</text:p>
            <text:p text:style-name="Table_20_Contents">}</text:p>
            <text:p text:style-name="Table_20_Contents">else {</text:p>
            <text:p text:style-name="Table_20_Contents">angle = 270 - theta;</text:p>
            <text:p text:style-name="Table_20_Contents">}</text:p>
            <text:p text:style-name="Table_20_Contents">}</text:p>
            <text:p text:style-name="Table_20_Contents">else {</text:p>
            <text:p text:style-name="Table_20_Contents">if (y &gt; Player.y) {</text:p>
            <text:p text:style-name="Table_20_Contents">angle = 90-theta;</text:p>
            <text:p text:style-name="Table_20_Contents">}</text:p>
            <text:p text:style-name="Table_20_Contents">else {</text:p>
            <text:p text:style-name="Table_20_Contents">angle = 90+theta;</text:p>
            <text:p text:style-name="Table_20_Contents">}</text:p>
            <text:p text:style-name="Table_20_Contents">}</text:p>
            <text:p text:style-name="Table_20_Contents">if (angle &lt;= 90) {</text:p>
            <text:p text:style-name="Table_20_Contents">tempX += v*Math.sin(Math.toRadians(angle));</text:p>
            <text:p text:style-name="Table_20_Contents">tempY -= v*Math.cos(Math.toRadians(angle));</text:p>
            <text:p text:style-name="Table_20_Contents">}</text:p>
            <text:p text:style-name="Table_20_Contents">if ((angle &gt; 90) &amp; (angle &lt;= 180)) {</text:p>
            <text:p text:style-name="Table_20_Contents">tempX += v*Math.sin(Math.toRadians(angle));</text:p>
            <text:p text:style-name="Table_20_Contents">tempY -= v*Math.cos(Math.toRadians(angle));</text:p>
            <text:p text:style-name="Table_20_Contents">}</text:p>
            <text:p text:style-name="Table_20_Contents">if ((angle &gt; 180) &amp; (angle &lt;= 270)) {</text:p>
            <text:p text:style-name="Table_20_Contents">tempX += v*Math.sin(Math.toRadians(angle));</text:p>
            <text:p text:style-name="Table_20_Contents">tempY -= v*Math.cos(Math.toRadians(angle));</text:p>
            <text:p text:style-name="Table_20_Contents">}</text:p>
            <text:p text:style-name="Table_20_Contents">if ((angle &gt; 270) &amp; (angle &lt;= 360)) {</text:p>
            <text:p text:style-name="Table_20_Contents">tempX += v*Math.sin(Math.toRadians(angle));</text:p>
            <text:p text:style-name="Table_20_Contents">tempY -= v*Math.cos(Math.toRadians(angle));</text:p>
            <text:p text:style-name="Table_20_Contents">}</text:p>
            <text:p text:style-name="Table_20_Contents">x = (int)(tempX);</text:p>
            <text:p text:style-name="Table_20_Contents">y = (int)(tempY);</text:p>
            <text:p text:style-name="Table_20_Contents">}</text:p>
            <text:p text:style-name="Table_20_Contents">else {</text:p>
            <text:p text:style-name="Table_20_Contents">x = -10;</text:p>
            <text:p text:style-name="Table_20_Contents">y = -10;</text:p>
            <text:p text:style-name="Table_20_Contents">}</text:p>
            <text:p text:style-name="Table_20_Contents">}</text:p>
            <text:p text:style-name="Table_20_Contents">//vx/vy removed and replaced with a standard velocity of v, which is independantly changeable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3/07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Added in an array of enemies. <text:s/>Have a problem where they all seem to follow the same path and have the same coordinates. <text:s/>Not sure where that is.</text:p>
            <text:p text:style-name="Table_20_Contents"/>
            <text:p text:style-name="Table_20_Contents">If the droid is on the same coords as that as the player it reduces the player health by one. <text:s/>The player has 20 health. <text:s/>It also respawns the enemy at a random coord.</text:p>
          </table:table-cell>
        </table:table-row>
        <table:table-row table:style-name="Table1.1">
          <table:table-cell table:style-name="Table1.A2" office:value-type="string">
            <text:p text:style-name="Table_20_Contents">4/07/<text:soft-page-break/>14</text:p>
          </table:table-cell>
          <table:table-cell table:style-name="Table1.A2" office:value-type="string">
            <text:p text:style-name="Table_20_Contents">2h</text:p>
          </table:table-cell>
          <table:table-cell table:style-name="Table1.C2" office:value-type="string">
            <text:p text:style-name="Table_20_Contents">When the player runs out of the health the game ends, and tells you how many <text:soft-page-break/>enemies you have killed. <text:s/>When you kill an enemy it respawns in a random location and speeds up. </text:p>
          </table:table-cell>
        </table:table-row>
        <table:table-row table:style-name="Table1.1">
          <table:table-cell table:style-name="Table1.A2" office:value-type="string">
            <text:p text:style-name="Table_20_Contents">5/07/14</text:p>
          </table:table-cell>
          <table:table-cell table:style-name="Table1.A2" office:value-type="string">
            <text:p text:style-name="Table_20_Contents">3h</text:p>
          </table:table-cell>
          <table:table-cell table:style-name="Table1.C2" office:value-type="string">
            <text:p text:style-name="Table_20_Contents">Fixed the bug where the enemies no longer follow the same path. <text:s/>A new bug came up though that you could only kill one of them.</text:p>
            <text:p text:style-name="Table_20_Contents"/>
            <text:p text:style-name="Table_20_Contents">Fixed the trouble killing the enemies. <text:s/>They now work as intended. </text:p>
          </table:table-cell>
        </table:table-row>
        <table:table-row table:style-name="Table1.1">
          <table:table-cell table:style-name="Table1.A2" office:value-type="string">
            <text:p text:style-name="Table_20_Contents">7/07/14</text:p>
          </table:table-cell>
          <table:table-cell table:style-name="Table1.A2" office:value-type="string">
            <text:p text:style-name="Table_20_Contents">1h</text:p>
          </table:table-cell>
          <table:table-cell table:style-name="Table1.C2" office:value-type="string">
            <text:p text:style-name="Table_20_Contents">Put up display during game that it shows you your current score and health. <text:s/>When you die it also shows you how many shots you hit.</text:p>
          </table:table-cell>
        </table:table-row>
        <table:table-row table:style-name="Table1.1">
          <table:table-cell table:style-name="Table1.A36" office:value-type="string">
            <text:p text:style-name="Table_20_Contents">10/07/14</text:p>
          </table:table-cell>
          <table:table-cell table:style-name="Table1.A36" office:value-type="string">
            <text:p text:style-name="Table_20_Contents">1h</text:p>
          </table:table-cell>
          <table:table-cell table:style-name="Table1.A36" office:value-type="string">
            <text:p text:style-name="Table_20_Contents">Reduced droid health down to 2. <text:s/>Reduced player health down to 10. <text:s/>The droids no longer need to occupy the precise coords of the player to do damage. <text:s/></text:p>
          </table:table-cell>
        </table:table-row>
        <table:table-row table:style-name="Table1.1">
          <table:table-cell table:style-name="Table1.A36" office:value-type="string">
            <text:p text:style-name="Table_20_Contents">10/07/14</text:p>
          </table:table-cell>
          <table:table-cell table:style-name="Table1.A36" office:value-type="string">
            <text:p text:style-name="Table_20_Contents">1h</text:p>
          </table:table-cell>
          <table:table-cell table:style-name="Table1.A36" office:value-type="string">
            <text:p text:style-name="Table_20_Contents">Thought about a different sound for radar relying purely on the volume of sound through each ear. <text:s/>Found it incredibly hard to tell the difference even at 100%.</text:p>
            <text:p text:style-name="Table_20_Contents"/>
            <text:p text:style-name="P6">Idea for tracks needed for new system. <text:s/></text:p>
            <text:p text:style-name="P10"><text:span text:style-name="T1">This system was abandoned: </text:span><text:span text:style-name="T2">Appendix pg. 7</text:span></text:p>
          </table:table-cell>
        </table:table-row>
        <table:table-row table:style-name="Table1.1">
          <table:table-cell table:style-name="Table1.A36" office:value-type="string">
            <text:p text:style-name="Table_20_Contents">19/07/14</text:p>
          </table:table-cell>
          <table:table-cell table:style-name="Table1.A36" office:value-type="string">
            <text:p text:style-name="Table_20_Contents">6h</text:p>
          </table:table-cell>
          <table:table-cell table:style-name="Table1.A36" office:value-type="string">
            <text:p text:style-name="Table_20_Contents">Completely rewrote sound code. <text:s/>No longer having a unified class on which functions are called to play sounds, each individual sound is enclosed in only the class that needs it and loads whenever used. <text:s text:c="2"/>This fixed the bug of the files not playing form the beginning and made it easier to add in new sounds.</text:p>
            <text:p text:style-name="Table_20_Contents"/>
            <text:p text:style-name="Table_20_Contents">I also added in sounds when damage is taken and a sound when the hit is successful.</text:p>
            <text:p text:style-name="Table_20_Contents"/>
            <text:p text:style-name="Table_20_Contents">Edited it so the number of droids can be changed in the options class file.</text:p>
          </table:table-cell>
        </table:table-row>
        <table:table-row table:style-name="Table1.1">
          <table:table-cell table:style-name="Table1.A36" office:value-type="string">
            <text:p text:style-name="P4">20/07/14</text:p>
          </table:table-cell>
          <table:table-cell table:style-name="Table1.A36" office:value-type="string">
            <text:p text:style-name="P4">2h</text:p>
          </table:table-cell>
          <table:table-cell table:style-name="Table1.A36" office:value-type="string">
            <text:p text:style-name="P4">Generated using Audacity 21 sounds for the radar.</text:p>
          </table:table-cell>
        </table:table-row>
        <table:table-row table:style-name="Table1.1">
          <table:table-cell table:style-name="Table1.A36" office:value-type="string">
            <text:p text:style-name="P4">21/07/14</text:p>
          </table:table-cell>
          <table:table-cell table:style-name="Table1.A36" office:value-type="string">
            <text:p text:style-name="P4"><text:span text:style-name="T4">2</text:span>h</text:p>
          </table:table-cell>
          <table:table-cell table:style-name="Table1.A36" office:value-type="string">
            <text:p text:style-name="P4">Wrote psuedocode to work out how the radar to work: <text:s/><text:span text:style-name="T2">Appendix pg. 9</text:span></text:p>
            <text:p text:style-name="P4"/>
            <text:p text:style-name="P4">Also wrote the psuedocode for working out the angle between the player and the droids: <text:span text:style-name="T2">Appendix pg.10</text:span></text:p>
            <text:p text:style-name="P4"/>
            <text:p text:style-name="P4"/>
          </table:table-cell>
        </table:table-row>
        <table:table-row table:style-name="Table1.1">
          <table:table-cell table:style-name="Table1.A36" office:value-type="string">
            <text:p text:style-name="P4">22/04/14</text:p>
          </table:table-cell>
          <table:table-cell table:style-name="Table1.A36" office:value-type="string">
            <text:p text:style-name="P4">2.5h</text:p>
          </table:table-cell>
          <table:table-cell table:style-name="Table1.A36" office:value-type="string">
            <text:p text:style-name="P4">The code for finding the angle <text:span text:style-name="T5">has been</text:span> implemented: <text:s/><text:span text:style-name="T3">Appendix pg.11</text:span></text:p>
            <text:p text:style-name="P4"/>
            <text:p text:style-name="P4">There is however a flaw with this which I realised while testing it. <text:s/>I was for some reason using which angel the droid was facing (droidAngle). <text:s/>This is not the angle which shows where the droid is in relation to the player.</text:p>
          </table:table-cell>
        </table:table-row>
        <table:table-row table:style-name="Table1.1">
          <table:table-cell table:style-name="Table1.A36" office:value-type="string">
            <text:p text:style-name="P11">23/04/14</text:p>
          </table:table-cell>
          <table:table-cell table:style-name="Table1.A36" office:value-type="string">
            <text:p text:style-name="P11">8h</text:p>
          </table:table-cell>
          <table:table-cell table:style-name="Table1.A36" office:value-type="string">
            <text:p text:style-name="P11">Spent most of the waking day on the EP today. <text:s text:c="2"/>Most successful day so far, got a lot done. <text:s/>I have completely implemented the radar and it is working successfully. This was an extremely complicated task. <text:s/>To start with I had to properly find the playerToDroidAngle. <text:s text:c="2"/>Instead of getting droidAngle, I got the position of the droid and Player. <text:s/>I worked out the x and y distance between the player and the droid, and then used tan<text:span text:style-name="T6">-1</text:span><text:span text:style-name="T7"> to work out the angle </text:span><text:span text:style-name="T8">from the player along the x axis</text:span><text:span text:style-name="T7">. <text:s/>I then had to </text:span><text:span text:style-name="T8">modify this into a bearing. <text:s/>The code looks like:</text:span></text:p>
            <text:p text:style-name="P30"/>
            <text:p text:style-name="P1"><text:span text:style-name="T11">double</text:span><text:span text:style-name="T12"> droidY = Background.</text:span><text:span text:style-name="T14">enemy</text:span><text:span text:style-name="T12">[i].</text:span><text:span text:style-name="T15">tempY</text:span><text:span text:style-name="T12">;</text:span></text:p>
            <text:p text:style-name="P2"><text:span text:style-name="T12"><text:tab/><text:tab/><text:tab/></text:span><text:span text:style-name="T10">double</text:span><text:span text:style-name="T12"> droidX = Background.</text:span><text:span text:style-name="T14">enemy</text:span><text:span text:style-name="T12">[i].</text:span><text:span text:style-name="T15">tempX</text:span><text:span text:style-name="T12">;</text:span></text:p>
            <text:p text:style-name="P2"><text:span text:style-name="T12"><text:tab/><text:tab/><text:tab/></text:span><text:span text:style-name="T10">double</text:span><text:span text:style-name="T12"> xDif = Math.</text:span><text:span text:style-name="T13">abs</text:span><text:span text:style-name="T12">(Player.</text:span><text:span text:style-name="T14">tempX</text:span><text:span text:style-name="T12">-droidX);</text:span></text:p>
            <text:p text:style-name="P2"><text:span text:style-name="T12"><text:tab/><text:tab/><text:tab/></text:span><text:span text:style-name="T10">double</text:span><text:span text:style-name="T12"> yDif = Math.</text:span><text:span text:style-name="T13">abs</text:span><text:span text:style-name="T12">(Player.</text:span><text:span text:style-name="T14">tempY</text:span><text:span text:style-name="T12">-droidY);</text:span></text:p>
            <text:p text:style-name="P2"><text:span text:style-name="T12"><text:tab/><text:tab/><text:tab/></text:span><text:span text:style-name="T10">double</text:span><text:span text:style-name="T12"> tempDroidAngle;</text:span></text:p>
            <text:p text:style-name="P2"><text:span text:style-name="T12"><text:tab/><text:tab/><text:tab/></text:span><text:span text:style-name="T10">if</text:span><text:span text:style-name="T12"> (xDif == 0) {</text:span></text:p>
            <text:p text:style-name="P3"><text:tab/><text:tab/><text:tab/><text:tab/>tempDroidAngle = 0;</text:p>
            <text:p text:style-name="P3"><text:soft-page-break/><text:tab/><text:tab/><text:tab/>}</text:p>
            <text:p text:style-name="P2"><text:span text:style-name="T12"><text:tab/><text:tab/><text:tab/></text:span><text:span text:style-name="T10">else</text:span><text:span text:style-name="T12"> {</text:span></text:p>
            <text:p text:style-name="P2"><text:span text:style-name="T12"><text:tab/><text:tab/><text:tab/><text:tab/>tempDroidAngle =(</text:span><text:span text:style-name="T10">int</text:span><text:span text:style-name="T12">) <text:s text:c="11"/>(Math.</text:span><text:span text:style-name="T13">toDegrees</text:span><text:span text:style-name="T12">(Math.</text:span><text:span text:style-name="T13">atan</text:span><text:span text:style-name="T12">(yDif/xDif)));</text:span></text:p>
            <text:p text:style-name="P3"><text:tab/><text:tab/><text:tab/>}</text:p>
            <text:p text:style-name="P2"><text:span text:style-name="T12"><text:tab/><text:tab/><text:tab/></text:span><text:span text:style-name="T10">if</text:span><text:span text:style-name="T12"> (droidX &gt; Player.</text:span><text:span text:style-name="T14">x</text:span><text:span text:style-name="T12">) {</text:span></text:p>
            <text:p text:style-name="P2"><text:span text:style-name="T12"><text:s text:c="4"/><text:tab/><text:tab/><text:tab/></text:span><text:span text:style-name="T10">if</text:span><text:span text:style-name="T12"> (droidY &gt; Player.</text:span><text:span text:style-name="T14">y</text:span><text:span text:style-name="T12">) <text:s/>{</text:span></text:p>
            <text:p text:style-name="P2"><text:span text:style-name="T12"><text:s text:c="4"/><text:tab/><text:tab/><text:tab/><text:tab/></text:span><text:span text:style-name="T15">droidAngle</text:span><text:span text:style-name="T12"> = 90 + tempDroidAngle;</text:span></text:p>
            <text:p text:style-name="P3"><text:s text:c="4"/><text:tab/><text:tab/><text:tab/>}</text:p>
            <text:p text:style-name="P2"><text:span text:style-name="T12"><text:s text:c="4"/><text:tab/><text:tab/><text:tab/></text:span><text:span text:style-name="T10">else</text:span><text:span text:style-name="T12"> {</text:span></text:p>
            <text:p text:style-name="P2"><text:span text:style-name="T12"><text:s text:c="4"/><text:tab/><text:tab/><text:tab/><text:tab/></text:span><text:span text:style-name="T15">droidAngle</text:span><text:span text:style-name="T12"> = 90 - tempDroidAngle;</text:span></text:p>
            <text:p text:style-name="P3"><text:s text:c="4"/><text:tab/><text:tab/><text:tab/>}</text:p>
            <text:p text:style-name="P3"><text:s text:c="4"/><text:tab/><text:tab/>}</text:p>
            <text:p text:style-name="P2"><text:span text:style-name="T12"><text:s text:c="4"/><text:tab/><text:tab/></text:span><text:span text:style-name="T10">else</text:span><text:span text:style-name="T12"> {</text:span></text:p>
            <text:p text:style-name="P2"><text:span text:style-name="T12"><text:s text:c="4"/><text:tab/><text:tab/><text:tab/></text:span><text:span text:style-name="T10">if</text:span><text:span text:style-name="T12"> (droidY &gt; Player.</text:span><text:span text:style-name="T14">y</text:span><text:span text:style-name="T12">) {</text:span></text:p>
            <text:p text:style-name="P2"><text:span text:style-name="T12"><text:s text:c="4"/><text:tab/><text:tab/><text:tab/><text:tab/></text:span><text:span text:style-name="T15">droidAngle</text:span><text:span text:style-name="T12"> = 270 - tempDroidAngle;</text:span></text:p>
            <text:p text:style-name="P3"><text:s text:c="4"/><text:tab/><text:tab/><text:tab/>}</text:p>
            <text:p text:style-name="P2"><text:span text:style-name="T12"><text:s text:c="4"/><text:tab/><text:tab/><text:tab/></text:span><text:span text:style-name="T10">else</text:span><text:span text:style-name="T12"> {</text:span></text:p>
            <text:p text:style-name="P2"><text:span text:style-name="T12"><text:s text:c="4"/><text:tab/><text:tab/><text:tab/><text:tab/></text:span><text:span text:style-name="T15">droidAngle</text:span><text:span text:style-name="T12"> = 270 + tempDroidAngle;</text:span></text:p>
            <text:p text:style-name="P3"><text:s text:c="4"/><text:tab/><text:tab/><text:tab/>}</text:p>
            <text:p text:style-name="P3"><text:s text:c="4"/><text:tab/><text:tab/>}</text:p>
            <text:p text:style-name="P30"/>
            <text:p text:style-name="P11"/>
            <text:p text:style-name="P11"><text:span text:style-name="T9">I then used the new droidAnlge in the algorithm I worked on yesterday to get the correct angle for playerToDroidAngle. <text:s text:c="2"/>Next I had to </text:span>wr<text:span text:style-name="T9">i</text:span>te an algorithm for rounding the playerToDroidAngle to the nearest five, this took longer than I expected as the int() function in java only rounds down. <text:s/><text:span text:style-name="T9">I had the write my own code for this. <text:s/>I started off by hand.</text:span> </text:p>
            <text:p text:style-name="P11"/>
            <text:p text:style-name="P7">Psuedocode: <text:s/>Appendix pg. 12</text:p>
            <text:p text:style-name="P7"/>
            <text:p text:style-name="P12">Then I had to convert the integer number to the file directory to enable the program to find the sound file to be able to play it.</text:p>
            <text:p text:style-name="P12"/>
            <text:p text:style-name="P13">Finally I created a timer based on the proximity of the Player to the droid. <text:s/>This involved getting the absolute distance from the player to the droid, and using that to set a timer. <text:s/>Every tick the timer would be reduced and when it runs out it beeps and resets. </text:p>
            <text:p text:style-name="P13"/>
            <text:p text:style-name="P16">I realised that the radar is really confusing with multiple enemies, so I have reduced the count to just one at a time.</text:p>
            <text:p text:style-name="P13"/>
            <text:p text:style-name="P14">After getting the radar working I added in a fire delay so you that you can not continuously fire. <text:s/>I then wrote the framework for implementing and added in two different types of guns. <text:s/>This gives the player a choice of three to choose from: </text:p>
            <text:list xml:id="list8109030736918070189" text:style-name="L1">
              <text:list-item>
                <text:p text:style-name="P38"><text:span text:style-name="T18">T</text:span><text:span text:style-name="T17">he Assault Rife: medium rate of fire, </text:span><text:span text:style-name="T18">medium damage</text:span></text:p>
              </text:list-item>
              <text:list-item>
                <text:p text:style-name="P39">The SMG: high rate of fire, low damage</text:p>
              </text:list-item>
              <text:list-item>
                <text:p text:style-name="P39">The Sniper Rifle: <text:s/>low rate of fire, one shots enemies</text:p>
              </text:list-item>
            </text:list>
            <text:p text:style-name="P18">These can only be selected from changing the line in the options class.</text:p>
            <text:p text:style-name="P17"/>
            <text:p text:style-name="P20"><text:span text:style-name="T16">I consolidated the droid's health variables so it can easily be changed under the options </text:span><text:span text:style-name="T19">class</text:span><text:span text:style-name="T16">.</text:span></text:p>
            <text:p text:style-name="P19"/>
            <text:p text:style-name="P21"><text:span text:style-name="T16">I also started work on making it so that you can restart the game without </text:span><text:span text:style-name="T20">having to quit it and try again.</text:span></text:p>
          </table:table-cell>
        </table:table-row>
        <text:soft-page-break/>
        <table:table-row table:style-name="Table1.1">
          <table:table-cell table:style-name="Table1.A36" office:value-type="string">
            <text:p text:style-name="P22">24/08/14</text:p>
          </table:table-cell>
          <table:table-cell table:style-name="Table1.A36" office:value-type="string">
            <text:p text:style-name="P27"><text:span text:style-name="T23">10</text:span>h</text:p>
          </table:table-cell>
          <table:table-cell table:style-name="Table1.A36" office:value-type="string">
            <text:p text:style-name="P23">It seems that yesterday while attempting to make it work I have broken the game somehow. <text:s/>Now it just opens and nothing works. <text:s/>Unfortunately, Eclipse's undo button only goes back until you opened the application. <text:s/>I have tried manually undoing everything done last night yet it still isn't working. <text:s/>I have no idea what is wrong when I was so close to completing the artefact.</text:p>
            <text:p text:style-name="P23"/>
            <text:p text:style-name="P31">I have discovered that the action listener event isn't being called. <text:s/>This is incredibly confusing as I have never had this problem before. <text:s/>The controls class, which uses key events also responds, which means that the program is not completely broken. <text:s text:c="3"/></text:p>
            <text:p text:style-name="P23"/>
            <text:p text:style-name="P24">I have managed to fix the error, mainly through trial and error. <text:s text:c="2"/>I still don't know what originally caused it now. <text:s/>The fix was to manually recall the action listener each time. <text:s/>This seems to have made the gun run twice as fast which was a bizarre advantage, although all the other stats (player speed, gun time, etc.) had to be modified to fit with this new run speed. <text:s/></text:p>
            <text:p text:style-name="P24"/>
            <text:p text:style-name="P24">I've added in the ability to restart the game upon death, and instantly quit to death screen by pressing ESC.</text:p>
            <text:p text:style-name="P24"/>
            <text:p text:style-name="P25">The number of games is now displayed on the menu/<text:span text:style-name="T21">death</text:span> screen.</text:p>
            <text:p text:style-name="P25"/>
            <text:p text:style-name="P26">Also given an option to start a game without graphics, the graphics mode is left still in for either <text:span text:style-name="T22">viewing</text:span> or debugging.</text:p>
            <text:p text:style-name="P25"/>
            <text:p text:style-name="P26">Completely revamped death and menu screen. <text:s/>Death screen only pops up after first game. <text:s text:c="3"/>New graphics were made in Gimp 2.0. <text:s text:c="2"/></text:p>
            <text:p text:style-name="P8">Comparison of new and old graphics: <text:s/>Appendix pg.13</text:p>
            <text:p text:style-name="P15"/>
            <text:p text:style-name="P15">Exported the project as a Jar file to allow it to be run from any machine. <text:s text:c="3"/>Doesn't seem to play sounds though. <text:s/>After testing, it seems that the soundFiles were not saved in the right place. <text:s/>I will need to modify the sound code to make it to work. As this will be an important edit, I will make sure to make a backup.</text:p>
            <text:p text:style-name="P15"/>
            <text:p text:style-name="P15">Wow. <text:s/>Creating a backup somehow corrupted both the backup and the original. Almost every line of code has an error, I have no idea what caused it. </text:p>
            <text:p text:style-name="P9">If you want to see errors, take a look at this: Appendix pg. 14</text:p>
            <text:p text:style-name="P9"/>
            <text:p text:style-name="P16">Seems like the errors are all fatal as it was a glitch with the IDE itself, which is what I'm writing the game in. <text:s/>It's lucky that I created a Jar immediately before attempting to do that as I can extract all the class files back out from the Jar again </text:p>
            <text:p text:style-name="P16"/>
            <text:p text:style-name="P16">Done that now, and I've created another jar in a file with a short readme. <text:s/>Sent to some friends for feedback.</text:p>
          </table:table-cell>
        </table:table-row>
        <table:table-row table:style-name="Table1.44">
          <table:table-cell table:style-name="Table1.A36" office:value-type="string">
            <text:p text:style-name="P32">25/08/14</text:p>
          </table:table-cell>
          <table:table-cell table:style-name="Table1.A36" office:value-type="string">
            <text:p text:style-name="P32">1h</text:p>
          </table:table-cell>
          <table:table-cell table:style-name="Table1.A36" office:value-type="string">
            <text:p text:style-name="P33">Got some great feedback from people. <text:s text:c="2"/></text:p>
            <text:p text:style-name="P33">My parents found it hard to tell the difference between certain sounds, so I made the hit and robotDeath sounds more recognisable. <text:s/></text:p>
            <text:p text:style-name="P33"/>
          </table:table-cell>
        </table:table-row>
        <table:table-row table:style-name="Table1.1">
          <table:table-cell table:style-name="Table1.A36" office:value-type="string">
            <text:p text:style-name="P34">26/08/14</text:p>
          </table:table-cell>
          <table:table-cell table:style-name="Table1.A36" office:value-type="string">
            <text:p text:style-name="P34">3h</text:p>
          </table:table-cell>
          <table:table-cell table:style-name="Table1.A36" office:value-type="string">
            <text:p text:style-name="P34">Did a lot of the admin work for the EP, including updating the timeline, uploading documents, and consolidating feedback.</text:p>
          </table:table-cell>
        </table:table-row>
        <table:table-row table:style-name="Table1.1">
          <table:table-cell table:style-name="Table1.A36" office:value-type="string">
            <text:p text:style-name="P34">08/09/<text:span text:style-name="T26">1</text:span>4</text:p>
          </table:table-cell>
          <table:table-cell table:style-name="Table1.A36" office:value-type="string">
            <text:p text:style-name="P40">4h</text:p>
          </table:table-cell>
          <table:table-cell table:style-name="Table1.A36" office:value-type="string">
            <text:p text:style-name="P40">Worked on grenades. <text:s/>Creates a new completely new entity when thrown by pressing “G” explodes in a radius around it. <text:s/>Bit rough and ready. <text:s/>Really like it though.</text:p>
          </table:table-cell>
        </table:table-row>
        <text:soft-page-break/>
        <table:table-row table:style-name="Table1.1">
          <table:table-cell table:style-name="Table1.A36" office:value-type="string">
            <text:p text:style-name="P40">10/09/14</text:p>
          </table:table-cell>
          <table:table-cell table:style-name="Table1.A36" office:value-type="string">
            <text:p text:style-name="P40">5h</text:p>
          </table:table-cell>
          <table:table-cell table:style-name="Table1.A36" office:value-type="string">
            <text:p text:style-name="P40">Reduced number of grenades to two per game to reduce spam. <text:s/>Also added in a quick knife by pressing “E”. <text:s/>This instantly kills any enemy within extremely close range.</text:p>
          </table:table-cell>
        </table:table-row>
        <table:table-row table:style-name="Table1.1">
          <table:table-cell table:style-name="Table1.A36" office:value-type="string">
            <text:p text:style-name="P41">11/09/14</text:p>
          </table:table-cell>
          <table:table-cell table:style-name="Table1.A36" office:value-type="string">
            <text:p text:style-name="P41">4h</text:p>
          </table:table-cell>
          <table:table-cell table:style-name="Table1.A36" office:value-type="string">
            <text:p text:style-name="P41">Added in a way to cap framerate and game tick and 60 frames per second. <text:s/>This is vital as it means the game runs exactly the same on all computers, as I heard that it runs differently depending on how good your computer is.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nsolas" svg:font-family="Consolas" style:font-family-generic="roman"/>
    <style:font-face style:name="Courier New" svg:font-family="'Courier New'" style:font-adornments="Regular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vertical-align="baseline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2pt" fo:language="en" fo:country="GB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scott, Michael</meta:initial-creator>
    <dc:language>en-GB</dc:language>
    <meta:editing-cycles>21</meta:editing-cycles>
    <meta:editing-duration>PT9H39M48S</meta:editing-duration>
    <meta:generator>LibreOffice/4.2.3.3$Windows_x86 LibreOffice_project/882f8a0a489bc99a9e60c7905a60226254cb6ff0</meta:generator>
    <dc:date>2014-09-28T17:17:20.593000000</dc:date>
    <meta:document-statistic meta:table-count="1" meta:image-count="2" meta:object-count="0" meta:page-count="9" meta:paragraph-count="313" meta:word-count="3322" meta:character-count="19088" meta:non-whitespace-character-count="15523"/>
    <meta:template xlink:type="simple" xlink:actuate="onRequest" xlink:title="F21BDA22" xlink:href=""/>
  </office:meta>
</office:document-meta>
</file>